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44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Liberation Sans Narrow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2.062cm" fo:margin-right="0cm" fo:text-align="center" fo:text-indent="-2.062cm"/>
      <style:text-properties style:font-name="Liberation Sans Narrow" fo:font-size="36pt" style:font-size-asian="36pt" style:font-size-complex="36pt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Liberation Sans Narrow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fo:text-shadow="none" fo:font-weight="normal" style:font-weight-asian="normal" style:font-weight-complex="normal"/>
    </style:style>
    <style:style style:name="T6" style:family="text">
      <style:text-properties fo:color="#000000" fo:text-shadow="none" fo:font-weight="bold" style:font-weight-asian="bold" style:font-weight-complex="bold"/>
    </style:style>
    <style:style style:name="T7" style:family="text">
      <style:text-properties fo:color="#000000" style:font-name="Liberation Sans Narrow" fo:font-size="35pt" fo:text-shadow="none" fo:font-weight="bold" style:font-size-asian="35pt" style:font-weight-asian="bold" style:font-size-complex="35pt" style:font-weight-complex="bold"/>
    </style:style>
    <style:style style:name="T8" style:family="text">
      <style:text-properties fo:color="#000000" style:font-name="Segoe UI Semibold" fo:font-size="18pt" fo:text-shadow="none" style:font-size-asian="18pt" style:font-size-complex="18pt"/>
    </style:style>
    <style:style style:name="T9" style:family="text">
      <style:text-properties fo:color="#ffffff" style:font-name="Segoe UI2" fo:font-size="18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788</text:span></text:p>
            <text:p text:style-name="P1"><text:span text:style-name="T2">“</text:span><text:span text:style-name="T2">Forgive Us, Lord, for Shallow Thankfuln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654cm" svg:height="6.604cm" svg:x="1.27cm" svg:y="0.508cm">
          <draw:text-box>
            <text:p text:style-name="P4"><text:span text:style-name="T3">1. </text:span><text:span text:style-name="T4">Forgive us, Lord, for shallow thankfulness,</text:span><text:span text:style-name="T4"><text:line-break/></text:span><text:span text:style-name="T4">For dull content with warmth and sheltered care,</text:span><text:span text:style-name="T4"><text:line-break/></text:span><text:span text:style-name="T4">For songs of praise for food and harvest press,</text:span><text:span text:style-name="T4"><text:line-break/></text:span><text:span text:style-name="T4">While of Your richer gifts we’re unawar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4cm" svg:height="6.263cm" svg:x="1.27cm" svg:y="0.595cm">
          <draw:text-box>
            <text:p text:style-name="P4"><text:span text:style-name="T3">2. </text:span><text:span text:style-name="T4">Teach us to thank You, Lord, for love and grace,</text:span></text:p>
            <text:p text:style-name="P7"><text:span text:style-name="T4">For life and vision, for a purpose clear,</text:span></text:p>
            <text:p text:style-name="P7"><text:span text:style-name="T4">For Christ Your Son, and for each human face</text:span></text:p>
            <text:p text:style-name="P7"><text:span text:style-name="T4">That shows Your message ever new and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5" draw:layer="layout" svg:width="25.4cm" svg:height="6.263cm" svg:x="1.27cm" svg:y="0.508cm">
          <draw:text-box>
            <text:p text:style-name="P4"><text:span text:style-name="T3">3. </text:span><text:span text:style-name="T4">Forgive us, Lord, for selfish thanks and praise,</text:span></text:p>
            <text:p text:style-name="P7"><text:span text:style-name="T4">For words that speak at variance with deeds;</text:span></text:p>
            <text:p text:style-name="P7"><text:span text:style-name="T4">Forgive our thanks for walking pleasant ways</text:span></text:p>
            <text:p text:style-name="P7"><text:span text:style-name="T4">Unmindful of a broken brother’s need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5" draw:layer="layout" svg:width="25.4cm" svg:height="6.263cm" svg:x="1.27cm" svg:y="0.595cm">
          <draw:text-box>
            <text:p text:style-name="P4"><text:span text:style-name="T5">4. </text:span><text:span text:style-name="T6">Teach us, O Lord, true thankfulness divine,</text:span><text:span text:style-name="T6"><text:line-break/></text:span><text:span text:style-name="T6">That gives as Christ gave, never counting cost,</text:span><text:span text:style-name="T6"><text:line-break/></text:span><text:span text:style-name="T6">That knows no barrier of “yours” and “mine,”</text:span><text:span text:style-name="T6"><text:line-break/></text:span><text:span text:style-name="T6">Assured that only what’s withheld is lo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5" draw:layer="layout" svg:width="25.654cm" svg:height="6.858cm" svg:x="1.27cm" svg:y="0.508cm">
          <draw:text-box>
            <text:p text:style-name="P4"><text:span text:style-name="T3">5. </text:span><text:span text:style-name="T4"><text:tab/></text:span><text:span text:style-name="T4">Forgive us, Lord, for feast that knows not fast,</text:span><text:span text:style-name="T4"><text:line-break/></text:span><text:span text:style-name="T4">For joy in things that meanwhile starve the soul,</text:span><text:span text:style-name="T4"><text:line-break/></text:span><text:span text:style-name="T4">For walls and wars that hide Your mercies vast</text:span><text:span text:style-name="T4"><text:line-break/></text:span><text:span text:style-name="T4">And blur our vision of the Kingdom goal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6" draw:text-style-name="P10" draw:layer="layout" svg:width="26.416cm" svg:height="13.695cm" svg:x="0.762cm" svg:y="0.508cm">
          <draw:text-box>
            <text:p text:style-name="P8"><text:span text:style-name="T4">6. Open our eyes to see Your love’s intent,</text:span></text:p>
            <text:p text:style-name="P8"><text:span text:style-name="T7">To know with minds and hearts its depth and height;</text:span><text:span text:style-name="T4"> <text:s/>May thankfulness be days in service spent,</text:span><text:span text:style-name="T4"><text:line-break/></text:span><text:span text:style-name="T4">Reflection of Christ’s life and love and light.</text:span></text:p>
            <text:p text:style-name="P9"><text:span text:style-name="T8"/></text:p>
            <text:p text:style-name="P9"><text:span text:style-name="T9"><text:s text:c="12"/></text:span></text:p>
            <text:p text:style-name="P9"><text:span text:style-name="T9"><text:s text:c="12"/></text:span><text:span text:style-name="T8">© 1965, renewed 1993 </text:span></text:p>
            <text:p text:style-name="P9"><text:span text:style-name="T8"><text:s text:c="12"/></text:span><text:span text:style-name="T8">The Hymn Society; admin. </text:span></text:p>
            <text:p text:style-name="P9"><text:span text:style-name="T8"><text:s text:c="12"/></text:span><text:span text:style-name="T8">Hope Publishing Co. </text:span></text:p>
            <text:p text:style-name="P9"><text:span text:style-name="T8"><text:s text:c="12"/></text:span><text:span text:style-name="T8">Used by permission: </text:span></text:p>
            <text:p text:style-name="P9"><text:span text:style-name="T8"><text:s text:c="12"/></text:span><text:span text:style-name="T8">LSB Hymn License </text:span></text:p>
            <text:p text:style-name="P9"><text:span text:style-name="T8"><text:s text:c="12"/></text:span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08:06.272000000</meta:creation-date>
    <dc:title>Hymn template</dc:title>
    <meta:editing-duration>PT16M53S</meta:editing-duration>
    <meta:editing-cycles>6</meta:editing-cycles>
    <meta:generator>LibreOffice/6.1.5.2$Windows_X86_64 LibreOffice_project/90f8dcf33c87b3705e78202e3df5142b201bd805</meta:generator>
    <meta:initial-creator>Arthur Hoch</meta:initial-creator>
    <dc:date>2019-04-29T23:07:41.794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10-01T09:08:02.188000000"/>
  </office:meta>
</office:document-meta>
</file>